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732d4" officeooo:paragraph-rsid="000732d4"/>
    </style:style>
    <style:style style:name="P2" style:family="paragraph" style:parent-style-name="Standard">
      <style:text-properties fo:language="en" fo:country="US" officeooo:rsid="00091f66" officeooo:paragraph-rsid="00091f66"/>
    </style:style>
    <style:style style:name="T1" style:family="text">
      <style:text-properties officeooo:rsid="00091f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od morning! My name is Kevin and I have one question for you. <text:span text:style-name="T1">Do you</text:span> like basketball? Because I am here to talk to you about NBA page.</text:p>
      <text:p text:style-name="P2"/>
      <text:p text:style-name="P2">I will start with the main pag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(Final, opinion personal: Lo que no me gusta de la pagina es que tiene mucha propaganda, es las fotos no hemos visto porque he gastado addblock pero sin usarlo la pagian se ve asi: FOTO DE LA PAG. Para ser una pagina oficial tiene demasiada propaganda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0:18:30.731185696</meta:creation-date>
    <dc:date>2020-02-10T12:15:02.858362251</dc:date>
    <meta:editing-duration>PT1H46M3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81" meta:character-count="418" meta:non-whitespace-character-count="340"/>
  </office:meta>
</office:document-meta>
</file>